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ize="11pt" fo:font-weight="bold" officeooo:rsid="001d05ef" officeooo:paragraph-rsid="001d05ef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1d05ef" officeooo:paragraph-rsid="001d05ef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1d05ef" officeooo:paragraph-rsid="001f8f7f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1d05ef" officeooo:paragraph-rsid="001d05ef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bold" officeooo:rsid="001d05ef" officeooo:paragraph-rsid="001d2222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bold" officeooo:rsid="001d05ef" officeooo:paragraph-rsid="001f8f7f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normal" officeooo:rsid="001d05ef" officeooo:paragraph-rsid="001d05ef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normal" officeooo:rsid="001e34e7" officeooo:paragraph-rsid="001e34e7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1d05ef" officeooo:paragraph-rsid="001d05ef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1f8f7f" officeooo:paragraph-rsid="001f8f7f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bold" officeooo:rsid="001d05ef" officeooo:paragraph-rsid="001d05ef" style:font-size-asian="11pt" style:font-weight-asian="bold" style:font-size-complex="11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f8f7f" style:font-weight-asian="normal" style:font-weight-complex="normal"/>
    </style:style>
    <style:style style:name="T9" style:family="text">
      <style:text-properties officeooo:rsid="001f8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remos almacenar diferentes ofertas de vuelos de</text:span> <text:span text:style-name="T1">diversas compañías y las compras realizadas de esos vuelos por los pasajeros. Tendremos los datos de la compañías el código y descripción. De los diversos vuelos tendremos la compañía a la que pertenece que solo podrá ser una, la fecha y hora del vuelo, el precio, un código de vuelo que identificará a un vuelo y el origen y destino de los vuelos. Por otro lado de los pasajeros tendremos su dni, nombre</text:span> <text:span text:style-name="T1">y teléfono. </text:span><text:span text:style-name="T2">Un vuelo pertenecerá a una compañía y una compañía podrá tener varios vuelos. Un vuelo tendrá un lugar de origen y un lugar de destino. Un mismo origen o destino podrá ser origen o destino de diversos vuelos. Un pasajero podrá comprar varios vuelos.</text:span><text:span text:style-name="T5"> </text:span></text:p>
      <text:p text:style-name="P1"/>
      <text:p text:style-name="P2">1FN</text:p>
      <text:p text:style-name="P4"><text:span text:style-name="T4">codVuelo</text:span>, <text:span text:style-name="T6">fechaHoraVuelo</text:span>, <text:span text:style-name="T4">codPasajero</text:span>, codCompania, descripcionCompania, precioVuelo, <text:span text:style-name="T9">codLugarOrigen</text:span>, <text:span text:style-name="T9">codLugarDestino</text:span>, descripcionLugar, dni, nombre, tlf</text:p>
      <text:p text:style-name="P3"/>
      <text:p text:style-name="P5">2FN</text:p>
      <text:p text:style-name="P3"><text:span text:style-name="T4">codVuelo</text:span>, <text:span text:style-name="T4">codPasajero</text:span> <text:s text:c="2"/></text:p>
      <text:p text:style-name="P5"/>
      <text:p text:style-name="P7">codVuelo<text:span text:style-name="T7">, codCompania, descripcionCompania, </text:span><text:span text:style-name="T8">codLugarOrigen</text:span><text:span text:style-name="T7">, </text:span><text:span text:style-name="T8">codLugarDestino</text:span><text:span text:style-name="T7">, descripcionLugar, </text:span><text:span text:style-name="T8">fechaHoraVuelo, precioVuelo</text:span></text:p>
      <text:p text:style-name="P10"/>
      <text:p text:style-name="P8"><text:span text:style-name="T3">codPasajero</text:span><text:span text:style-name="T6">, dni, nombre, tlf</text:span></text:p>
      <text:p text:style-name="P10"/>
      <text:p text:style-name="P12">3FN</text:p>
      <text:p text:style-name="P3"><text:span text:style-name="T4">codVuelo</text:span>, <text:span text:style-name="T4">codPasajero</text:span></text:p>
      <text:p text:style-name="P5"/>
      <text:p text:style-name="P7">codVuelo<text:span text:style-name="T7">, codCompania, </text:span><text:span text:style-name="T8">codLugarOrigen, codLugarDestino, fechaHoraVuelo, precioVuelo</text:span></text:p>
      <text:p text:style-name="P10"/>
      <text:p text:style-name="P6">codCompania<text:span text:style-name="T7">, descripcionCompania</text:span></text:p>
      <text:p text:style-name="P10"/>
      <text:p text:style-name="P8"><text:span text:style-name="T3">codPasajero</text:span><text:span text:style-name="T6">, dni, nombre, tlf</text:span></text:p>
      <text:p text:style-name="P10"/>
      <text:p text:style-name="P9"><text:span text:style-name="T3">codLugar</text:span><text:span text:style-name="T6">, descripcionLugar</text:span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48:38.923000000</meta:creation-date>
    <dc:date>2020-02-04T08:20:39.676000000</dc:date>
    <meta:editing-duration>PT43M21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3" meta:word-count="171" meta:character-count="1246" meta:non-whitespace-character-count="1084"/>
  </office:meta>
</office:document-meta>
</file>